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 table:number-columns-spanned="14" table:number-rows-spanned="1">
            <text:p>String functions properties</text:p>
          </table:table-cell>
          <table:covered-table-cell table:number-columns-repeated="13"/>
        </table:table-row>
        <table:table-row table:style-name="ro1">
          <table:table-cell office:value-type="string" calcext:value-type="string">
            <text:p>Clone(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mpareTo(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ntains(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ndWith(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quals(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etHashCode(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etType(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GetTypeCode(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dexOf(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ower(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Upper(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nsert(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IsNormalized(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astIndexOf(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Length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move(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eplace(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plit(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tartsWith(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ubstring(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CharArray(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rim()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7">00/00/0000</text:date>, <text:time style:data-style-name="N2" text:time-value="05:10:33.9010254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7T05:05:34.307089465</meta:creation-date>
    <dc:date>2016-07-17T05:10:53.636970249</dc:date>
    <meta:editing-duration>PT8S</meta:editing-duration>
    <meta:editing-cycles>3</meta:editing-cycles>
    <meta:generator>LibreOffice/4.2.8.2$Linux_X86_64 LibreOffice_project/420m0$Build-2</meta:generator>
    <meta:document-statistic meta:table-count="1" meta:cell-count="23" meta:object-count="0"/>
  </office:meta>
</office:document-meta>
</file>